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151184" officeooo:paragraph-rsid="00151184"/>
    </style:style>
    <style:style style:name="P2" style:family="paragraph" style:parent-style-name="Standard">
      <style:text-properties officeooo:rsid="001234b9" officeooo:paragraph-rsid="001234b9"/>
    </style:style>
    <style:style style:name="P3" style:family="paragraph" style:parent-style-name="Standard">
      <style:text-properties officeooo:rsid="001234b9" officeooo:paragraph-rsid="0012e7ce"/>
    </style:style>
    <style:style style:name="P4" style:family="paragraph" style:parent-style-name="Standard">
      <style:text-properties officeooo:rsid="0012e7ce" officeooo:paragraph-rsid="0012e7ce"/>
    </style:style>
    <style:style style:name="P5" style:family="paragraph" style:parent-style-name="Standard">
      <style:text-properties officeooo:rsid="00144e88" officeooo:paragraph-rsid="00144e88"/>
    </style:style>
    <style:style style:name="P6" style:family="paragraph" style:parent-style-name="Standard">
      <style:text-properties officeooo:rsid="0012e7ce" officeooo:paragraph-rsid="0012e7ce"/>
    </style:style>
    <style:style style:name="P7" style:family="paragraph" style:parent-style-name="Standard">
      <style:text-properties officeooo:rsid="00197893" officeooo:paragraph-rsid="00197893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officeooo:rsid="00144e88" style:font-size-asian="13pt" style:font-size-complex="13pt"/>
    </style:style>
    <style:style style:name="T3" style:family="text">
      <style:text-properties fo:font-size="13pt" officeooo:rsid="00151184" style:font-size-asian="13pt" style:font-size-complex="13pt"/>
    </style:style>
    <style:style style:name="T4" style:family="text">
      <style:text-properties officeooo:rsid="00151184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officeooo:rsid="0012e7ce"/>
    </style:style>
    <style:style style:name="T7" style:family="text">
      <style:text-properties officeooo:rsid="001978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1. PROGRAM 1</text:p>
      <text:p text:style-name="Standard">#printing my name</text:p>
      <text:p text:style-name="Standard">print("My name is Neka")</text:p>
      <text:p text:style-name="Standard">print("I am studying in cmr university")</text:p>
      <text:p text:style-name="Standard"/>
      <text:p text:style-name="P2">OUTPUT:</text:p>
      <text:p text:style-name="P2">My name is Neka</text:p>
      <text:p text:style-name="P2">I am studying in cmr university</text:p>
      <text:p text:style-name="P2"/>
      <text:p text:style-name="P2">2.PROGRAM 2</text:p>
      <text:p text:style-name="P2">#printing college</text:p>
      <text:p text:style-name="P2">print("cmr university")</text:p>
      <text:p text:style-name="P2">print("it locates near bagalur")</text:p>
      <text:p text:style-name="P2">print("it has very large campus looks beautiful and peaceful")</text:p>
      <text:p text:style-name="P2">print("teachers are good and friendly with students")</text:p>
      <text:p text:style-name="P2"/>
      <text:p text:style-name="P2">OUTPUT:</text:p>
      <text:p text:style-name="P2">cmr university</text:p>
      <text:p text:style-name="P2">it locates near bagalur</text:p>
      <text:p text:style-name="P2">it has very large campus looks beautiful and peaceful</text:p>
      <text:p text:style-name="P2">teachers are good and friendly with students</text:p>
      <text:p text:style-name="P2"/>
      <text:p text:style-name="P2">3.PROGRAM 3</text:p>
      <text:p text:style-name="P2">#printing values</text:p>
      <text:p text:style-name="P2">a=50</text:p>
      <text:p text:style-name="P2">print("value of a is:")</text:p>
      <text:p text:style-name="P2">print("50")</text:p>
      <text:p text:style-name="P2">b=40</text:p>
      <text:p text:style-name="P2">print("value of b is:")</text:p>
      <text:p text:style-name="P2">print("40")</text:p>
      <text:p text:style-name="P2">c=a+b</text:p>
      <text:p text:style-name="P2">print("value of c is:")</text:p>
      <text:p text:style-name="P2">print("90")</text:p>
      <text:p text:style-name="P2"/>
      <text:p text:style-name="P2">OUTPUT:</text:p>
      <text:p text:style-name="P2">value of a is:</text:p>
      <text:p text:style-name="P2">50</text:p>
      <text:p text:style-name="P2">value of b is:</text:p>
      <text:p text:style-name="P2">40</text:p>
      <text:p text:style-name="P2">value of c is:</text:p>
      <text:p text:style-name="P2">90</text:p>
      <text:p text:style-name="P2"/>
      <text:p text:style-name="P3">4.PROGRAM <text:span text:style-name="T6">4</text:span></text:p>
      <text:p text:style-name="P4">#printing substraction</text:p>
      <text:p text:style-name="P2">p=20</text:p>
      <text:p text:style-name="P2">q=90</text:p>
      <text:p text:style-name="P2">r=-90</text:p>
      <text:p text:style-name="P2">print("value of p is:")</text:p>
      <text:p text:style-name="P2">print(p)</text:p>
      <text:p text:style-name="P2">print("value of q is:")</text:p>
      <text:p text:style-name="P2">print(q)</text:p>
      <text:p text:style-name="P2">print("value of r is:")</text:p>
      <text:p text:style-name="P2"><text:soft-page-break/>print(r)</text:p>
      <text:p text:style-name="P2">s=p-q-r</text:p>
      <text:p text:style-name="P2">print("substraction of", p,q,"and",r,"is",s)</text:p>
      <text:p text:style-name="P2"/>
      <text:p text:style-name="P4">OUTPUT:</text:p>
      <text:p text:style-name="P4">value of p is:</text:p>
      <text:p text:style-name="P4">20</text:p>
      <text:p text:style-name="P4">value of q is:</text:p>
      <text:p text:style-name="P4">90</text:p>
      <text:p text:style-name="P4">value of r is:</text:p>
      <text:p text:style-name="P4">-90</text:p>
      <text:p text:style-name="P4">substraction of 20 90 and -90 is 20</text:p>
      <text:p text:style-name="P4"/>
      <text:p text:style-name="P7">5. PROGRAM 5</text:p>
      <text:p text:style-name="P7">#multiplication of three values</text:p>
      <text:p text:style-name="P7">a=45</text:p>
      <text:p text:style-name="P7">b=35</text:p>
      <text:p text:style-name="P7">c=80</text:p>
      <text:p text:style-name="P7">print("value of a is:")</text:p>
      <text:p text:style-name="P7">print(a) </text:p>
      <text:p text:style-name="P7">print("value of b is:")</text:p>
      <text:p text:style-name="P7">print(b)</text:p>
      <text:p text:style-name="P7">print("value of c is:")</text:p>
      <text:p text:style-name="P7">print(c)</text:p>
      <text:p text:style-name="P7">z=a*b*c</text:p>
      <text:p text:style-name="P7">print("multiplication of",a,b,"and",c,"is",z)</text:p>
      <text:p text:style-name="P7">print(z)</text:p>
      <text:p text:style-name="P7"/>
      <text:p text:style-name="P7">OUTPUT:</text:p>
      <text:p text:style-name="P7">value of a is:</text:p>
      <text:p text:style-name="P7">45</text:p>
      <text:p text:style-name="P7">value of b is:</text:p>
      <text:p text:style-name="P7">35</text:p>
      <text:p text:style-name="P7">value of c is:</text:p>
      <text:p text:style-name="P7">80</text:p>
      <text:p text:style-name="P7">multiplication of 45 35 and 80 is 126000</text:p>
      <text:p text:style-name="P7">126000</text:p>
      <text:p text:style-name="P7"/>
      <text:p text:style-name="P4"><text:span text:style-name="T7">6</text:span>. PROGRAM <text:span text:style-name="T7">6</text:span></text:p>
      <text:p text:style-name="P4">#pinting mathematical operators</text:p>
      <text:p text:style-name="P4">a=100</text:p>
      <text:p text:style-name="P4">b=90</text:p>
      <text:p text:style-name="P4">c=60</text:p>
      <text:p text:style-name="P4">print("value of a is:")</text:p>
      <text:p text:style-name="P4">print(a)</text:p>
      <text:p text:style-name="P4">print("value of b is:")</text:p>
      <text:p text:style-name="P4">print(b)</text:p>
      <text:p text:style-name="P4">print("value of c is:")</text:p>
      <text:p text:style-name="P4">print(c)</text:p>
      <text:p text:style-name="P4">print("the addition of 3 values is:")</text:p>
      <text:p text:style-name="P4">p=a+b+c</text:p>
      <text:p text:style-name="P4"/>
      <text:p text:style-name="P4">print(p)</text:p>
      <text:p text:style-name="P4"><text:soft-page-break/>print("the substraction of 3 values is:")</text:p>
      <text:p text:style-name="P4">q=a-b-c</text:p>
      <text:p text:style-name="P4">print(q)</text:p>
      <text:p text:style-name="P4">print("the multiplication of 3 values is:")</text:p>
      <text:p text:style-name="P4">r=a*b*c</text:p>
      <text:p text:style-name="P4">print(r)</text:p>
      <text:p text:style-name="P4">print("the division of 3 values is:")</text:p>
      <text:p text:style-name="P4">s=a/b/c</text:p>
      <text:p text:style-name="P4">print(s)</text:p>
      <text:p text:style-name="P4">print("addition=",p,"\nsubstraction=",q,"\nmultiplication=",r,"\ndivision=",s)</text:p>
      <text:p text:style-name="P2"/>
      <text:p text:style-name="P4">OUTPUT:</text:p>
      <text:p text:style-name="P4">value of a is:</text:p>
      <text:p text:style-name="P4">100</text:p>
      <text:p text:style-name="P4">value of b is:</text:p>
      <text:p text:style-name="P4">90</text:p>
      <text:p text:style-name="P4">value of c is:</text:p>
      <text:p text:style-name="P4">60</text:p>
      <text:p text:style-name="P4">the addition of 3 values is:</text:p>
      <text:p text:style-name="P4">250</text:p>
      <text:p text:style-name="P4">the substraction of 3 values is:</text:p>
      <text:p text:style-name="P4">-50</text:p>
      <text:p text:style-name="P4">the multiplication of 3 values is:</text:p>
      <text:p text:style-name="P4">540000</text:p>
      <text:p text:style-name="P4">the division of 3 values is:</text:p>
      <text:p text:style-name="P4">0.01851851851851852</text:p>
      <text:p text:style-name="P4">addition= 250 </text:p>
      <text:p text:style-name="P4">substraction= -50 </text:p>
      <text:p text:style-name="P4">multiplication= 540000 </text:p>
      <text:p text:style-name="P4">division= 0.01851851851851852</text:p>
      <text:p text:style-name="P4"/>
      <text:p text:style-name="P4"><text:span text:style-name="T7">7</text:span>. PROGRAM <text:span text:style-name="T7">7</text:span></text:p>
      <text:p text:style-name="P4">#printing the values using all operations</text:p>
      <text:p text:style-name="P4">x=int(input("enter a number:"))</text:p>
      <text:p text:style-name="P4">y=int(input("enter another number:"))</text:p>
      <text:p text:style-name="P4">print(x,"+",y,"=",x+y)<text:tab/></text:p>
      <text:p text:style-name="P4">print(x,"-",y,"=",x-y)</text:p>
      <text:p text:style-name="P4">print(x,"*",y,"=",x*y)</text:p>
      <text:p text:style-name="P4">print(x,"/",y,"=",x/y)</text:p>
      <text:p text:style-name="P4">print(x,"//",y,"=",x//y)</text:p>
      <text:p text:style-name="P4">print(x,"**",y,"=",x**y)</text:p>
      <text:p text:style-name="P4">print(x,"%",y,"=",x%y)</text:p>
      <text:p text:style-name="P4"/>
      <text:p text:style-name="P4">OUTPUT:</text:p>
      <text:p text:style-name="P4">enter a number:40</text:p>
      <text:p text:style-name="P4">enter another number:20</text:p>
      <text:p text:style-name="P4">40 + 20 = 60</text:p>
      <text:p text:style-name="P4">40 - 20 = 20</text:p>
      <text:p text:style-name="P4">40 * 20 = 800</text:p>
      <text:p text:style-name="P4">40 / 20 = 2.0</text:p>
      <text:p text:style-name="P4">40 // 20 = 2</text:p>
      <text:p text:style-name="P4">40 ** 20 = 109951162777600000000000000000000</text:p>
      <text:p text:style-name="P4">40 % 20 = 0</text:p>
      <text:p text:style-name="P4"><text:soft-page-break/></text:p>
      <text:p text:style-name="P5"><text:span text:style-name="T7">8</text:span>. PROGRAM <text:span text:style-name="T7">8</text:span></text:p>
      <text:p text:style-name="P5">#find the greatest two numbers</text:p>
      <text:p text:style-name="P5">a=int(input("enter value of a:"))</text:p>
      <text:p text:style-name="P5">b=int(input("enter value of b:"))</text:p>
      <text:p text:style-name="P5">if(a&gt;b):</text:p>
      <text:p text:style-name="P5"><text:tab/>print("a is greater than b")</text:p>
      <text:p text:style-name="P5">else:</text:p>
      <text:p text:style-name="P5"><text:tab/>print("b is greater than a")</text:p>
      <text:p text:style-name="P5"/>
      <text:p text:style-name="P5">OUTPUT:</text:p>
      <text:p text:style-name="P5">enter value of a:50</text:p>
      <text:p text:style-name="P5">enter value of b:45</text:p>
      <text:p text:style-name="P5">a is greater than b</text:p>
      <text:p text:style-name="P5"/>
      <text:p text:style-name="P5"><text:span text:style-name="T7">9</text:span>. PROGRAM <text:span text:style-name="T7">9</text:span></text:p>
      <text:p text:style-name="P5">#find the greatest of two numbers</text:p>
      <text:p text:style-name="P5">a=int(input("enter the value of a:"))</text:p>
      <text:p text:style-name="P5">b=int(input("enter the value of b:"))</text:p>
      <text:p text:style-name="P5">if(a&gt;b):</text:p>
      <text:p text:style-name="P5"><text:tab/>print("a is greater than b")</text:p>
      <text:p text:style-name="P5">if(a&lt;b):</text:p>
      <text:p text:style-name="P5"><text:tab/>print("a is greater than b")</text:p>
      <text:p text:style-name="P5"/>
      <text:p text:style-name="P5">OUTPUT:</text:p>
      <text:p text:style-name="P5">enter the value of a:50</text:p>
      <text:p text:style-name="P5">enter the value of b:45</text:p>
      <text:p text:style-name="P5">a is greater than b</text:p>
      <text:p text:style-name="P5"/>
      <text:p text:style-name="P5"><text:span text:style-name="T7">10</text:span>. PROGRAM <text:span text:style-name="T7">10</text:span></text:p>
      <text:p text:style-name="P5">#checking for marks and grade</text:p>
      <text:p text:style-name="P5">marks=75</text:p>
      <text:p text:style-name="P5">if(marks&gt;=90):</text:p>
      <text:p text:style-name="P5"><text:tab/>print("A")</text:p>
      <text:p text:style-name="P5">elif(marks&gt;=85):</text:p>
      <text:p text:style-name="P5"><text:tab/>print("B")</text:p>
      <text:p text:style-name="P5">elif(marks&gt;=80):</text:p>
      <text:p text:style-name="P5"><text:tab/>print("C")</text:p>
      <text:p text:style-name="P5">elif(marks&gt;=75):</text:p>
      <text:p text:style-name="P5"><text:tab/>print("D")</text:p>
      <text:p text:style-name="P5">elif(marks&gt;=70):</text:p>
      <text:p text:style-name="P5"><text:tab/>print("E")</text:p>
      <text:p text:style-name="P5">else:</text:p>
      <text:p text:style-name="P5"><text:tab/>print("F")</text:p>
      <text:p text:style-name="P5"/>
      <text:p text:style-name="P5">OUTPUT:</text:p>
      <text:p text:style-name="P5">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151184" officeooo:paragraph-rsid="00151184"/>
    </style:style>
    <style:style style:name="MT1" style:family="text">
      <style:text-properties fo:font-size="13pt" officeooo:rsid="00144e88" style:font-size-asian="13pt" style:font-size-complex="13pt"/>
    </style:style>
    <style:style style:name="MT2" style:family="text">
      <style:text-properties fo:font-size="13pt" officeooo:rsid="00151184" style:font-size-asian="13pt" style:font-size-complex="13pt"/>
    </style:style>
    <style:style style:name="MT3" style:family="text">
      <style:text-properties fo:font-size="13pt" style:font-size-asian="13pt" style:font-size-complex="13pt"/>
    </style:style>
    <style:style style:name="MT4" style:family="text">
      <style:text-properties officeooo:rsid="00151184"/>
    </style:style>
    <style:style style:name="MT5" style:family="text">
      <style:text-properties fo:font-size="12pt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<text:s/>PROGRAMMING WITH PYTHON </text:span><text:span text:style-name="MT2">(4BCS105)</text:span><text:span text:style-name="MT3"> </text:span><text:s text:c="62"/><text:span text:style-name="MT4">NEKA</text:span> <text:s text:c="17"/><text:span text:style-name="MT5"><text:s text:c="3"/></text:span><text:s text:c="62"/></text:p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1:29:18.958791817</meta:creation-date>
    <dc:date>2018-09-26T14:37:34.845772526</dc:date>
    <meta:editing-duration>PT11M1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4" meta:paragraph-count="186" meta:word-count="508" meta:character-count="3355" meta:non-whitespace-character-count="2872"/>
  </office:meta>
</office:document-meta>
</file>